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1"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2"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13" style:family="paragraph" style:parent-style-name="Text_20_body">
      <style:paragraph-properties fo:margin-left="0cm" fo:margin-right="0cm" fo:text-align="center" style:justify-single-word="false" fo:text-indent="0cm" style:auto-text-indent="false"/>
    </style:style>
    <style:style style:name="P14"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5" style:family="paragraph" style:parent-style-name="Text_20_body">
      <style:text-properties style:font-name="Arial" fo:language="en" fo:country="GB" style:language-asian="zxx" style:country-asian="none" style:language-complex="zxx" style:country-complex="none"/>
    </style:style>
    <style:style style:name="P16" style:family="paragraph" style:parent-style-name="Text_20_body" style:list-style-name="L1">
      <style:text-properties style:font-name="Arial" fo:language="en" fo:country="GB" style:language-asian="zxx" style:country-asian="none" style:language-complex="zxx" style:country-complex="none"/>
    </style:style>
    <style:style style:name="P17" style:family="paragraph" style:parent-style-name="Text_20_body" style:list-style-name="L2">
      <style:text-properties style:font-name="Arial" fo:language="en" fo:country="GB" style:language-asian="zxx" style:country-asian="none" style:language-complex="zxx" style:country-complex="none"/>
    </style:style>
    <style:style style:name="P18"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19"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20" style:family="paragraph" style:parent-style-name="Text_20_body">
      <style:text-properties fo:language="en" fo:country="GB" style:language-asian="zxx" style:country-asian="none" style:language-complex="zxx" style:country-complex="none"/>
    </style:style>
    <style:style style:name="P21" style:family="paragraph" style:parent-style-name="Text_20_body">
      <style:text-properties style:font-name="Arial"/>
    </style:style>
    <style:style style:name="P22" style:family="paragraph" style:parent-style-name="Code">
      <style:text-properties fo:language="en" fo:country="GB" style:language-asian="zxx" style:country-asian="none" style:language-complex="zxx" style:country-complex="none"/>
    </style:style>
    <style:style style:name="P23" style:family="paragraph" style:parent-style-name="Code">
      <style:text-properties style:font-name="Courier New1" fo:language="zxx" fo:country="none" style:language-asian="zxx" style:country-asian="none" style:language-complex="zxx" style:country-complex="none"/>
    </style:style>
    <style:style style:name="P24" style:family="paragraph" style:parent-style-name="Heading_20_1">
      <style:text-properties style:font-name="Arial" fo:language="en" fo:country="GB" style:language-asian="zxx" style:country-asian="none" style:language-complex="zxx" style:country-complex="none"/>
    </style:style>
    <style:style style:name="P25" style:family="paragraph" style:parent-style-name="Heading_20_1">
      <style:text-properties fo:language="en" fo:country="GB" style:language-asian="zxx" style:country-asian="none" style:language-complex="zxx" style:country-complex="none"/>
    </style:style>
    <style:style style:name="P26"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7" style:family="paragraph" style:parent-style-name="Heading_20_2">
      <style:text-properties style:font-name="Arial" fo:language="en" fo:country="GB" style:language-asian="zxx" style:country-asian="none" style:language-complex="zxx" style:country-complex="none"/>
    </style:style>
    <style:style style:name="P28" style:family="paragraph" style:parent-style-name="Heading_20_2">
      <style:text-properties fo:language="en" fo:country="GB" style:language-asian="zxx" style:country-asian="none" style:language-complex="zxx" style:country-complex="none"/>
    </style:style>
    <style:style style:name="P29"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GB"/>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text-underline-style="solid" style:text-underline-width="auto" style:text-underline-color="font-color"/>
    </style:style>
    <style:style style:name="T7" style:family="text">
      <style:text-properties style:language-asian="zxx" style:country-asian="none"/>
    </style:style>
    <style:style style:name="T8" style:family="text">
      <style:text-properties style:language-complex="zxx" style:country-complex="none"/>
    </style:style>
    <style:style style:name="T9" style:family="text">
      <style:text-properties fo:language="zxx" fo:country="none" style:language-asian="zxx" style:country-asian="none"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
      <text:p text:style-name="P6"/>
      <text:p text:style-name="P6"/>
      <text:p text:style-name="P7"/>
      <text:p text:style-name="P6"/>
      <text:p text:style-name="P11">FabOS</text:p>
      <text:p text:style-name="P12">aka. Fab.U.L.O.S</text:p>
      <text:p text:style-name="P13">(Fabian's Ultra Lightweight Operating System)</text:p>
      <text:p text:style-name="P11"/>
      <text:p text:style-name="P6"/>
      <text:p text:style-name="P6">Programmers guide<text:line-break/></text:p>
      <text:p text:style-name="P8"/>
      <text:p text:style-name="P5"/>
      <text:p text:style-name="P5"/>
      <text:p text:style-name="P5"/>
      <text:p text:style-name="P5"/>
      <text:p text:style-name="P5"/>
      <text:p text:style-name="P5">© 2009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0">Content</text:p>
          </text:index-title>
          <text:p text:style-name="P31"><text:s/>1.What is FabOS<text:tab/>3</text:p>
          <text:p text:style-name="P31"><text:s/>2.Concepts<text:tab/>3</text:p>
          <text:p text:style-name="P31"><text:s/>3.Set up of the operating system<text:tab/>3</text:p>
          <text:p text:style-name="P32"><text:s/>3.1.Defines in FabOS_config.h<text:tab/>3</text:p>
          <text:p text:style-name="P32"><text:s/>3.2.OS_DeclareTask(TaskName,StackSize);<text:tab/>4</text:p>
          <text:p text:style-name="P32"><text:s/>3.3.Scheduling Timer<text:tab/>4</text:p>
          <text:p text:style-name="P32"><text:s/>3.4.void OS_CustomISRCode() ;<text:tab/>5</text:p>
          <text:p text:style-name="P32"><text:s/>3.5.The main()<text:tab/>5</text:p>
          <text:p text:style-name="P32"><text:s/>3.6.Preemptive tasks<text:tab/>5</text:p>
          <text:p text:style-name="P32"><text:s/>3.7.Idle task<text:tab/>6</text:p>
          <text:p text:style-name="P31"><text:s/>4.Initialize the operating system<text:tab/>6</text:p>
          <text:p text:style-name="P32"><text:s/>4.1.void CPU_init()<text:tab/>6</text:p>
          <text:p text:style-name="P32"><text:s/>4.2.void OS_CreateTask( TaskName, uint8_t taskNum)<text:tab/>6</text:p>
          <text:p text:style-name="P32"><text:s/>4.3.void OS_StartExecution() <text:tab/>6</text:p>
          <text:p text:style-name="P31"><text:s/>5.Inter-Task communication<text:tab/>7</text:p>
          <text:p text:style-name="P32"><text:s/>5.1.void OS_MutexGet(int8_t mutexNum)<text:tab/>7</text:p>
          <text:p text:style-name="P32"><text:s/>5.2.void OS_MutexRelease(int8_t mutexNum);<text:tab/>7</text:p>
          <text:p text:style-name="P32"><text:s/>5.3.void OS_SetEvent(uint8_t TaskID, uint8_t EventMask)<text:tab/>7</text:p>
          <text:p text:style-name="P32"><text:s/>5.4.uint8_t OS_WaitEvent(uint8_t EventMask) <text:tab/>7</text:p>
          <text:p text:style-name="P32"><text:s/>5.5.uint8_t OS_WaitEventTimeout(uint8_t EventMask, uint16_t numTicks )<text:tab/>7</text:p>
          <text:p text:style-name="P32"><text:s/>5.6.uint8_t OS_QueueIn(OS_Queue_t* pQueue , uint8_t *pByte)<text:tab/>7</text:p>
          <text:p text:style-name="P32"><text:s/>5.7.uint8_t OS_QueueOut(OS_Queue_t* pQueue, uint8_t *pByte)<text:tab/>8</text:p>
          <text:p text:style-name="P31"><text:s/>6.Timing functions<text:tab/>8</text:p>
          <text:p text:style-name="P32"><text:s/>6.1.void OS_WaitTicks( uint16_t numTicks) ; <text:tab/>8</text:p>
          <text:p text:style-name="P32"><text:s/>6.2.void OS_SetAlarm(uint8_t TaskID, uint16_t numTicks ); <text:tab/>8</text:p>
          <text:p text:style-name="P32"><text:s/>6.3.void OS_WaitAlarm(); <text:tab/>8</text:p>
          <text:p text:style-name="P31"><text:s/>7.Internal functions<text:tab/>8</text:p>
          <text:p text:style-name="P32"><text:s/>7.1.ISR <text:s/>(OS_ScheduleISR)__attribute__ ((naked,signal)); <text:tab/>8</text:p>
          <text:p text:style-name="P32"><text:s/>7.2.void OS_CreateTaskInt( void (*t)(), uint8_t taskNum, uint8_t *stack, uint8_t stackSize ) <text:tab/>9</text:p>
          <text:p text:style-name="P32"><text:s/>7.3.int8_t OS_GetNextTaskNumber()<text:tab/>9</text:p>
          <text:p text:style-name="P32"><text:s/>7.4.void OS_Reschedule()__attribute__ ((naked))<text:tab/>9</text:p>
          <text:p text:style-name="P31"><text:s/>8.Helper functions<text:tab/>9</text:p>
          <text:p text:style-name="P32"><text:s/>8.1.void OS_ErrorHook(uint8_t ErrNo)<text:tab/>9</text:p>
          <text:p text:style-name="P32"><text:s/>8.2.uint16_t OS_GetUnusedStack (uint8_t TaskID)<text:tab/>9</text:p>
          <text:p text:style-name="P32"><text:s/>8.3.void OS_GetTicks(uint32_t* pTime) <text:tab/>9</text:p>
          <text:p text:style-name="P31"><text:s/>9.Programming hints<text:tab/>10</text:p>
          <text:p text:style-name="P32"><text:s/>9.1.Create a cyclic task<text:tab/>10</text:p>
        </text:index-body>
      </text:table-of-content>
      <text:h text:style-name="P24" text:outline-level="1" text:is-list-header="true"/>
      <text:h text:style-name="P26"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41593093" text:style-name="L1">
        <text:list-item>
          <text:p text:style-name="P16">Preemtive real time task scheduling</text:p>
        </text:list-item>
        <text:list-item>
          <text:p text:style-name="P16">Mutexes</text:p>
        </text:list-item>
        <text:list-item>
          <text:p text:style-name="P16">Events</text:p>
        </text:list-item>
        <text:list-item>
          <text:p text:style-name="P16">Queues</text:p>
        </text:list-item>
        <text:list-item>
          <text:p text:style-name="P16">Alarms</text:p>
        </text:list-item>
        <text:list-item>
          <text:p text:style-name="P16">Flexible use of OS-tick timer interrupt</text:p>
        </text:list-item>
        <text:list-item>
          <text:p text:style-name="P16">Idle task, which runs on native stack</text:p>
        </text:list-item>
        <text:list-item>
          <text:p text:style-name="P16">Easy to use and to understand</text:p>
        </text:list-item>
      </text:list>
      <text:h text:style-name="P24"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clared as a “void” function with the following structure:</text:p>
      <text:p text:style-name="P9">void Task(void) { … your code ...}</text:p>
      <text:p text:style-name="P2">Each task has its own stack, provided by a byte array.</text:p>
      <text:p text:style-name="P2">The idle task does not have a stack-array declared. Instead it uses the unused "ordinary" stack at the end of RAM. The idle task consists of an infinite loop placed after the call of OS_StartExecution().</text:p>
      <text:p text:style-name="P2">Restrictions:</text:p>
      <text:list xml:id="list41579259" text:style-name="L2">
        <text:list-item>
          <text:p text:style-name="P17">This is a static operating system. </text:p>
        </text:list-item>
        <text:list-item>
          <text:p text:style-name="P17">A task, mutex, queue once created, exists forever.</text:p>
        </text:list-item>
        <text:list-item>
          <text:p text:style-name="P17">strictly no use of malloc()</text:p>
        </text:list-item>
        <text:list-item>
          <text:p text:style-name="P17">One Task has a fixed priority, which is related to the ID. Lower IDs come first.</text:p>
        </text:list-item>
        <text:list-item>
          <text:p text:style-name="P17">Queues are static.</text:p>
        </text:list-item>
      </text:list>
      <text:h text:style-name="P25" text:outline-level="1">Set up of the operating system</text:h>
      <text:h text:style-name="P27" text:outline-level="2">Defines in FabOS_config.h</text:h>
      <text:p text:style-name="P9">#define OS_NUMTASKS 3 </text:p>
      <text:p text:style-name="P4">Set the total number of <text:s/>tasks excluding the idle task. (number of OS_CreateTask – function calls) <text:line-break/>never &gt;8</text:p>
      <text:p text:style-name="P4"/>
      <text:p text:style-name="P9">#define OS_NUMMUTEX 3 </text:p>
      <text:p text:style-name="P4">Set the total number of different mutexes.</text:p>
      <text:p text:style-name="P4"><text:soft-page-break/></text:p>
      <text:p text:style-name="P9">#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9">#define OS_USECLOCK 1</text:p>
      <text:p text:style-name="P4">Use a 32-bit OS tick counter, which can be read by OS_GetTicks(uint32_t* pTime)</text:p>
      <text:p text:style-name="P9"/>
      <text:p text:style-name="P9">#define OS_USECOMBINED 1 <text:tab/></text:p>
      <text:p text:style-name="P4">Use "OS_WaitEventTimeout()" which is easier to use, than combining alarms and events to get the functionality.</text:p>
      <text:p text:style-name="P9"/>
      <text:p text:style-name="P9">#define OS_USEEXTCHECKS 1</text:p>
      <text:p text:style-name="Text_20_body">Prevent false API usage (e.g. waiting in idle task)</text:p>
      <text:p text:style-name="P9"/>
      <text:p text:style-name="P9">#define OS_USEMEMCHECKS 1</text:p>
      <text:p text:style-name="P4">Enable the OS_get_unused_Stack function.</text:p>
      <text:p text:style-name="P4"/>
      <text:p text:style-name="P9">#define OS_UNUSEDMASK 0xee</text:p>
      <text:p text:style-name="P4">Set the value to be written into unused memory. </text:p>
      <text:p text:style-name="P4">Used by "OS_get_unused_Stack()"</text:p>
      <text:h text:style-name="Heading_20_2" text:outline-level="2"><text:span text:style-name="T2">OS_DeclareTask(TaskName,StackSize);</text:span></text:h>
      <text:p text:style-name="P4">This is a macro for the task function prototype definition, as well as the stack allocation. It is to be used outside of main(), where global variables are declared. The task name is then used as the name of the void function, which declares the task. For the stack, t<text:span text:style-name="T3">he prefix “Stack” is <text:s/>prepended.</text:span><text:line-break/>Stack size is given in bytes for each task. <text:span text:style-name="T3">The space must be dimensioned at least 34 bytes larger than calculated, because the task context is stored there at a task change. Provide extra stack space on top for interrupts, because every interrupt can occur within every task.</text:span></text:p>
      <text:p text:style-name="P2">The remaining unused stack size can be checked by t OS_get_unused_stack(TaskID) function.</text:p>
      <text:p text:style-name="P2">An example may look like:</text:p>
      <text:p text:style-name="Code">OS_DeclareTask(myTask,200); </text:p>
      <text:p text:style-name="P21"><text:span text:style-name="T9">and expands as follows:</text:span></text:p>
      <text:p text:style-name="P23">void MyTask(void); // function prototype</text:p>
      <text:p text:style-name="P23">uint8_t StackMyTask[200]; // task stack definition</text:p>
      <text:h text:style-name="P28" text:outline-level="2">Scheduling Timer</text:h>
      <text:p text:style-name="P4">The used timer interrupt is to be defined in FabOS_config.h for example:</text:p>
      <text:p text:style-name="Code">#define OS_ScheduleISR TIMER1_COMPA_vect</text:p>
      <text:p text:style-name="P4">Or any other valid interrupt for the processor.</text:p>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OS cycle time.</text:p>
      <text:p text:style-name="P4">If the Interrupt is activated before OS_StartExecution(), the OS will be corrupted.</text:p>
      <text:h text:style-name="P28" text:outline-level="2"><text:soft-page-break/><text:span text:style-name="T3">void OS_CustomISRCode() ;</text:span></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9">void OS_CustomISRCode(void)</text:p>
      <text:p text:style-name="P9">{</text:p>
      <text:p text:style-name="P9"><text:tab/>// TODO add your Timer ISR here</text:p>
      <text:p text:style-name="Code"><text:tab/>TCNT1 =0; <text:s/>// reset the timer on ISR</text:p>
      <text:p text:style-name="Code">}</text:p>
      <text:h text:style-name="P28" text:outline-level="2">The main()</text:h>
      <text:p text:style-name="P4">The main() function consists of the following items:</text:p>
      <text:p text:style-name="P4"/>
      <text:p text:style-name="P4">The main function itself:</text:p>
      <text:p text:style-name="P9">int main(void)</text:p>
      <text:p text:style-name="P9">{</text:p>
      <text:p text:style-name="P4">Initialisation of the CPU with global interrupts disabled:</text:p>
      <text:p text:style-name="P9"><text:tab/>CPU_init();</text:p>
      <text:p text:style-name="P4"/>
      <text:p text:style-name="P4">The creation of the tasks (up to NUMTASKS) with priority, where 0 is highest prio; The same priority (also used as Task ID) can only appear once.:</text:p>
      <text:p text:style-name="P9"><text:tab/>OS_CreateTask(Task1, 0);</text:p>
      <text:p text:style-name="P9"><text:tab/>OS_CreateTask(Task2, 1);</text:p>
      <text:p text:style-name="P9"><text:tab/>OS_CreateTask(Task3, 2);</text:p>
      <text:p text:style-name="P4"/>
      <text:p text:style-name="P4">Starting of the Operating System:</text:p>
      <text:p text:style-name="P9"><text:tab/>OS_StartExecution() ;</text:p>
      <text:p text:style-name="P9"><text:tab/>while(1)</text:p>
      <text:p text:style-name="P9"><text:tab/>{</text:p>
      <text:p text:style-name="P9"><text:tab/><text:tab/>// THIS IS the idle task, which must never exit.</text:p>
      <text:p text:style-name="P9"><text:tab/>}</text:p>
      <text:p text:style-name="P9">}</text:p>
      <text:h text:style-name="P28" text:outline-level="2">Preemptive tasks</text:h>
      <text:p text:style-name="P2">A System consists of some tasks, which are declared as a “void” function with the following structure:</text:p>
      <text:p text:style-name="P9">void Task(void) { … your code ...}</text:p>
      <text:p text:style-name="P4">A Task must never exit the function. Therefore the following is the minimum for a task. </text:p>
      <text:p text:style-name="P9">void Task(void) </text:p>
      <text:p text:style-name="P9">{ </text:p>
      <text:p text:style-name="P10">while(1)</text:p>
      <text:p text:style-name="P10">{</text:p>
      <text:p text:style-name="P10"><text:tab/>// add your code here...</text:p>
      <text:p text:style-name="P10">}</text:p>
      <text:p text:style-name="P10">// this line must never be hit!</text:p>
      <text:p text:style-name="P9">}</text:p>
      <text:p text:style-name="P2">The prototype and task stack, provided by a byte array, is declared by</text:p>
      <text:p text:style-name="Code"><text:soft-page-break/>OS_declareTask(TaskName,Stacksize).</text:p>
      <text:h text:style-name="Heading_20_2" text:outline-level="2">Idle task</text:h>
      <text:p text:style-name="Text_20_body">This is the code, which comes right after <text:span text:style-name="T2">OS_StartExecution() in main().</text:span></text:p>
      <text:p text:style-name="P4">Inside the idle task, it is not allowed to exit the function (so exiting main()) and it is also not allowed to use OS_Wait functions.</text:p>
      <text:p text:style-name="P4">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uint16_t<text:tab/>OS_GetUnusedStack (uint8_t TaskID); </text:p>
      <text:p text:style-name="P9">void <text:tab/>OS_GetTicks(uint32_t* pTime); </text:p>
      <text:p text:style-name="P4"/>
      <text:h text:style-name="P25" text:outline-level="1">Initialize the operating system</text:h>
      <text:h text:style-name="P27" text:outline-level="2">void CPU_init()</text:h>
      <text:p text:style-name="P2">In this function, which is provided by you, initialize the CPU and the timer interrupts, but do not yet enable the global interrupts. <text:s/></text:p>
      <text:h text:style-name="P27"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In a bigger application it may be useful to use macros for the task IDs.</text:p>
      <text:p text:style-name="P2"/>
      <text:p text:style-name="P2">An example may look like:</text:p>
      <text:p text:style-name="Code">OS_CreateTask( myTask, 1);</text:p>
      <text:p text:style-name="P2">and expands to:</text:p>
      <text:p text:style-name="Code">OS_TaskCreateInt(myTask, 1, StackmyTask , sizeof(StackmyTask));</text:p>
      <text:p text:style-name="P2">which is the internal task creation function, which joins the task function and the task stack.</text:p>
      <text:h text:style-name="P27" text:outline-level="2">void OS_StartExecution() </text:h>
      <text:p text:style-name="Text_20_body">Start the operating system; All tasks are executed at least once. This function returns, if no task is to be run for the first time. The code after this function call is the idle task. So this function must be followed by an infinite loop. If this function exits, there will be an uncontrolled reset of the processor.</text:p>
      <text:h text:style-name="Heading_20_1" text:outline-level="1"><text:soft-page-break/><text:span text:style-name="T2">Mutexes</text:span></text:h>
      <text:h text:style-name="P27"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7" text:outline-level="2">void OS_MutexRelease(int8_t mutexNum);</text:h>
      <text:p text:style-name="P2">Release the mutex at the end of a critical section. A re-scheduling will be done, if another task is waiting for the mutex.</text:p>
      <text:p text:style-name="P2">Triggers re-scheduling.</text:p>
      <text:h text:style-name="P25" text:outline-level="1">Alarms</text:h>
      <text:h text:style-name="P27" text:outline-level="2">void OS_WaitTicks( uint16_t <text:span text:style-name="T5">numTicks</text:span>) ; </text:h>
      <text:p text:style-name="P2">Inactivate Task and wait for the specified number of OS ticks.</text:p>
      <text:p text:style-name="P2">Triggers re-scheduling. This is a macro, which uses OS_SetAlarm and OS_WaitAlarm.</text:p>
      <text:h text:style-name="P27"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 per task.</text:p>
      <text:h text:style-name="P27" text:outline-level="2">void OS_WaitAlarm(); </text:h>
      <text:p text:style-name="P2">Inactivate Task and wait for an alarm to expire.</text:p>
      <text:p text:style-name="P2">Triggers re-scheduling.</text:p>
      <text:h text:style-name="Heading_20_1" text:outline-level="1"><text:span text:style-name="T2">Events</text:span></text:h>
      <text:h text:style-name="P28" text:outline-level="2">void OS_SetEvent(uint8_t TaskID, uint8_t EventMask)</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 the events. If you send events, and the task is not waiting for it, it will just continue, if it later waits for it. (Events are never lost)</text:p>
      <text:p text:style-name="P2">Triggers re-scheduling.</text:p>
      <text:h text:style-name="P28" text:outline-level="2">uint8_t OS_WaitEvent(uint8_t EventMask) </text:h>
      <text:p text:style-name="P4"><text:span text:style-name="T3">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9"><text:soft-page-break/>SetAlarm(ThisTask, MyTimeout);<text:line-break/>ret = WaitEvent(myEventMask);</text:p>
      <text:p text:style-name="P4">if (ret == 0) , then you had a timeout.</text:p>
      <text:p text:style-name="P4">You have to disable the alarm in case of avant success.</text:p>
      <text:p text:style-name="P2">Triggers re-scheduling.</text:p>
      <text:p text:style-name="P4">...or just use the following simplified function.</text:p>
      <text:h text:style-name="P29" text:outline-level="2">uint8_t OS_WaitEventTimeout(uint8_t EventMask, uint16_t numTicks )</text:h>
      <text:p text:style-name="P4"><text:span text:style-name="T4">Inactivate Task and w</text:span><text:span text:style-name="T4">ait for an event in combination with a timeout.</text:span></text:p>
      <text:p text:style-name="P3">Continues, if:</text:p>
      <text:list xml:id="list41588691" text:style-name="L3">
        <text:list-item>
          <text:p text:style-name="P19">the timeout has expired (return value is 0)</text:p>
        </text:list-item>
        <text:list-item>
          <text:p text:style-name="P19">if an event had occurred (return value is the event, which lead to activation)</text:p>
        </text:list-item>
      </text:list>
      <text:p text:style-name="P3">Triggers re-scheduling.</text:p>
      <text:p text:style-name="P3"/>
      <text:p text:style-name="P3">This is a function, which uses the alarm of the task. This means, it just overwrites a possibly existing alarm.</text:p>
      <text:h text:style-name="Heading_20_1" text:outline-level="1"><text:span text:style-name="T2">Queues</text:span></text:h>
      <text:h text:style-name="P28" text:outline-level="2">uint8_t OS_QueueIn(OS_Queue_t* pQueue , uint8_t *pByte)</text:h>
      <text:p text:style-name="P4"><text:span text:style-name="T3">Put an element </text:span>into<text:span text:style-name="T3"> a FIFO queue. Return value is 1 if queue is full.</text:span></text:p>
      <text:p text:style-name="P2">The Queue must be globally declared and initialized as follows:</text:p>
      <text:p text:style-name="P9">OS_DeclareQueue(QueueName,(Number of Elements),(Element Size));</text:p>
      <text:p text:style-name="Text_20_body">For example:</text:p>
      <text:p text:style-name="P9">OS_DeclareQueue(myQueue,100,4);</text:p>
      <text:p text:style-name="Text_20_body">declar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p text:style-name="Code"/>
      <text:p text:style-name="Text_20_body">The Macro</text:p>
      <text:p text:style-name="P9">OS_DeclareQueue(myQueue,100,4);</text:p>
      <text:p text:style-name="Text_20_body">expands to:</text:p>
      <text:p text:style-name="P9">uint8_t OSQDmyQueue[100*4]; // OS Queue Data</text:p>
      <text:p text:style-name="P9">OS_Queue_t myQueue = {0,0,4,100*4,OSQDmyQueue} // Queue struct</text:p>
      <text:p text:style-name="Text_20_body">that means, it declares an array for the queue data and a queue struct, which contains the information and pointers to the data array.</text:p>
      <text:h text:style-name="P28"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25" text:outline-level="1"><text:soft-page-break/>Internal functions</text:h>
      <text:h text:style-name="P27" text:outline-level="2">ISR <text:s/>(OS_ScheduleISR)__attribute__ ((naked,signal)); </text:h>
      <text:p text:style-name="P2">Internal, not to be called by the application;</text:p>
      <text:p text:style-name="P2">OS tick interrupt function (vector defined in FabOS.h)</text:p>
      <text:h text:style-name="P27" text:outline-level="2">void OS_CreateTaskInt( void (*t)(), uint8_t taskNum, uint8_t *stack, uint8_t stackSize ) </text:h>
      <text:p text:style-name="P2">Internal, not to be called by the application;</text:p>
      <text:p text:style-name="P2">Create a task, function provided as macro for simplification.</text:p>
      <text:h text:style-name="P27" text:outline-level="2">int8_t OS_GetNextTaskNumber()</text:h>
      <text:p text:style-name="P2">Internal: determine the next task to be run according priority.</text:p>
      <text:h text:style-name="P27"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9">(__attribute__ ((naked)) )</text:p>
      <text:h text:style-name="P25" text:outline-level="1">Helper functions</text:h>
      <text:h text:style-name="Heading_20_2" text:outline-level="2">void OS_ErrorHook(uint8_t ErrNo)</text:h>
      <text:p text:style-name="Text_20_body">For error detection if <text:s/>OS_USEEXTCHECKS == 1 is used, a function of this name has to be provided. An example may look as follows:</text:p>
      <text:p text:style-name="Text_20_body"/>
      <text:p text:style-name="Code">void OS_ErrorHook(uint8_t ErrNo)</text:p>
      <text:p text:style-name="Code">{</text:p>
      <text:p text:style-name="Code"><text:tab/>static uint8_t dummy =0;</text:p>
      <text:p text:style-name="Code"><text:tab/>switch(ErrNo)</text:p>
      <text:p text:style-name="Code"><text:tab/>{</text:p>
      <text:p text:style-name="Code"><text:tab/><text:tab/>case 2:</text:p>
      <text:p text:style-name="Code"><text:tab/><text:tab/><text:tab/>// OS_WaitEvent: waiting in idle is not allowed</text:p>
      <text:p text:style-name="Code"><text:tab/><text:tab/><text:tab/>break;<text:tab/></text:p>
      <text:p text:style-name="Code"><text:tab/><text:tab/>case 3:</text:p>
      <text:p text:style-name="Code"><text:tab/><text:tab/><text:tab/>// OS_SetAlarm: Multiple alarm per task</text:p>
      <text:p text:style-name="Code"><text:tab/><text:tab/><text:tab/>break;<text:tab/></text:p>
      <text:p text:style-name="Code"><text:tab/><text:tab/>case 4:</text:p>
      <text:p text:style-name="Code"><text:tab/><text:tab/><text:tab/>// OS_WaitAlarm: waiting in idle is not allowed</text:p>
      <text:p text:style-name="Code"><text:tab/><text:tab/><text:tab/>break;<text:tab/></text:p>
      <text:p text:style-name="Code"><text:tab/><text:tab/>default:</text:p>
      <text:p text:style-name="Code"><text:tab/><text:tab/><text:tab/>break;<text:tab/></text:p>
      <text:p text:style-name="Code"><text:tab/>}</text:p>
      <text:p text:style-name="Code">}</text:p>
      <text:p text:style-name="Text_20_body">The code may be modified as needed.</text:p>
      <text:h text:style-name="P27" text:outline-level="2"><text:soft-page-break/>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OS-ISR events)</text:p>
      <text:p text:style-name="Text_20_body">Can be used to implement a precise time information.</text:p>
      <text:h text:style-name="Heading_20_1" text:outline-level="1">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Task() </text:p>
      <text:p text:style-name="Code">{</text:p>
      <text:p text:style-name="Code"><text:tab/>OS_SetAlarm(myOS.CurrTask,10);</text:p>
      <text:p text:style-name="Code"><text:tab/>while(1)</text:p>
      <text:p text:style-name="Code"><text:tab/>{</text:p>
      <text:p text:style-name="Code"><text:tab/><text:tab/>OS_WaitAlarm();</text:p>
      <text:p text:style-name="Code"><text:tab/><text:tab/>OS_SetAlarm(myOS.CurrTask,10);</text:p>
      <text:p text:style-name="Code"><text:tab/><text:tab/>// this is a cyclic task, which runs every 10 ticks</text:p>
      <text:p text:style-name="Code"><text:tab/><text:tab/>// TODO add your code here</text:p>
      <text:p text:style-name="Code"><text:tab/>}</text:p>
      <text:p text:style-name="Code">}</text:p>
      <text:p text:style-name="Text_20_body">Attention: do not use the alarm again within this task.</text:p>
      <text:p text:style-name="Text_20_body">To have cyclic tasks, which can wait for alarms, a more sophisticated concept using one task for distributing events, which release the other tasks, is sugg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10</text:page-number>/<text:page-count>10</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21H11M18S</meta:editing-duration>
    <meta:editing-cycles>47</meta:editing-cycles>
    <meta:generator>OpenOffice.org/3.1$Win32 OpenOffice.org_project/310m19$Build-9420</meta:generator>
    <dc:date>2009-12-16T23:10:27.23</dc:date>
    <dc:creator>Fabian Huslik</dc:creator>
    <meta:document-statistic meta:table-count="0" meta:image-count="0" meta:object-count="0" meta:page-count="10" meta:paragraph-count="290" meta:word-count="2306" meta:character-count="14615"/>
    <meta:user-defined meta:name="Info 1"/>
    <meta:user-defined meta:name="Info 2"/>
    <meta:user-defined meta:name="Info 3"/>
    <meta:user-defined meta:name="Info 4"/>
  </office:meta>
</office:document-meta>
</file>